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officeooo:paragraph-rsid="00158937"/>
    </style:style>
    <style:style style:name="P2" style:family="paragraph" style:parent-style-name="Standard">
      <style:text-properties style:font-name="Ubuntu" officeooo:rsid="00163fda" officeooo:paragraph-rsid="00163fda"/>
    </style:style>
    <style:style style:name="P3" style:family="paragraph" style:parent-style-name="Standard" style:list-style-name="L1">
      <style:text-properties style:font-name="Ubuntu" officeooo:rsid="00163fda" officeooo:paragraph-rsid="00163fda"/>
    </style:style>
    <style:style style:name="P4" style:family="paragraph" style:parent-style-name="Standard">
      <style:text-properties style:font-name="Ubuntu" officeooo:paragraph-rsid="00163fda"/>
    </style:style>
    <style:style style:name="P5" style:family="paragraph" style:parent-style-name="Standard">
      <style:text-properties style:font-name="Ubuntu" fo:font-weight="bold" officeooo:rsid="00163fda" officeooo:paragraph-rsid="00163fda" style:font-weight-asian="bold" style:font-weight-complex="bold"/>
    </style:style>
    <style:style style:name="P6" style:family="paragraph" style:parent-style-name="Standard">
      <style:text-properties style:font-name="Ubuntu" fo:font-weight="bold" officeooo:rsid="0017066a" officeooo:paragraph-rsid="0017066a" style:font-weight-asian="bold" style:font-weight-complex="bold"/>
    </style:style>
    <style:style style:name="P7" style:family="paragraph" style:parent-style-name="Standard">
      <style:text-properties style:font-name="Ubuntu" fo:font-style="italic" officeooo:paragraph-rsid="00158937" style:font-style-asian="italic" style:font-style-complex="italic"/>
    </style:style>
    <style:style style:name="P8" style:family="paragraph" style:parent-style-name="Standard" style:list-style-name="L1">
      <style:text-properties style:font-name="Ubuntu" officeooo:paragraph-rsid="00163fda"/>
    </style:style>
    <style:style style:name="P9" style:family="paragraph" style:parent-style-name="Standard">
      <style:text-properties style:font-name="Ubuntu" fo:font-weight="normal" officeooo:rsid="0017066a" officeooo:paragraph-rsid="0017066a" style:font-weight-asian="normal" style:font-weight-complex="normal"/>
    </style:style>
    <style:style style:name="P10" style:family="paragraph" style:parent-style-name="Standard">
      <style:text-properties style:font-name="Ubuntu" fo:font-weight="normal" officeooo:rsid="0017ed23" officeooo:paragraph-rsid="0017ed23" style:font-weight-asian="normal" style:font-weight-complex="normal"/>
    </style:style>
    <style:style style:name="P11" style:family="paragraph" style:parent-style-name="Standard">
      <style:text-properties style:font-name="Ubuntu" fo:font-weight="normal" officeooo:rsid="0017ed23" officeooo:paragraph-rsid="0020439b" style:font-weight-asian="normal" style:font-weight-complex="normal"/>
    </style:style>
    <style:style style:name="P12" style:family="paragraph" style:parent-style-name="Standard">
      <style:text-properties style:font-name="Ubuntu" fo:font-weight="normal" officeooo:rsid="002540a2" officeooo:paragraph-rsid="002540a2" style:font-weight-asian="normal" style:font-weight-complex="normal"/>
    </style:style>
    <style:style style:name="P13" style:family="paragraph" style:parent-style-name="Standard">
      <style:text-properties style:font-name="Ubuntu" officeooo:rsid="002540a2" officeooo:paragraph-rsid="002540a2"/>
    </style:style>
    <style:style style:name="P14" style:family="paragraph" style:parent-style-name="Standard">
      <style:text-properties officeooo:paragraph-rsid="001af24f"/>
    </style:style>
    <style:style style:name="P15" style:family="paragraph" style:parent-style-name="Standard">
      <style:text-properties officeooo:rsid="001b01a7" officeooo:paragraph-rsid="001b01a7"/>
    </style:style>
    <style:style style:name="P16" style:family="paragraph" style:parent-style-name="Standard">
      <style:text-properties officeooo:rsid="001b01a7" officeooo:paragraph-rsid="001d7917"/>
    </style:style>
    <style:style style:name="P17" style:family="paragraph" style:parent-style-name="Standard">
      <style:text-properties officeooo:rsid="001b977f" officeooo:paragraph-rsid="001b977f"/>
    </style:style>
    <style:style style:name="P18" style:family="paragraph" style:parent-style-name="Standard">
      <style:text-properties officeooo:rsid="001ddaf8" officeooo:paragraph-rsid="001ddaf8"/>
    </style:style>
    <style:style style:name="P19" style:family="paragraph" style:parent-style-name="Standard">
      <style:text-properties officeooo:paragraph-rsid="002002a2"/>
    </style:style>
    <style:style style:name="P20" style:family="paragraph" style:parent-style-name="Standard">
      <style:text-properties officeooo:rsid="0020439b" officeooo:paragraph-rsid="0020439b"/>
    </style:style>
    <style:style style:name="P21" style:family="paragraph" style:parent-style-name="Standard">
      <style:text-properties officeooo:paragraph-rsid="0020439b"/>
    </style:style>
    <style:style style:name="P22" style:family="paragraph" style:parent-style-name="Standard">
      <style:text-properties officeooo:rsid="00221493" officeooo:paragraph-rsid="00221493"/>
    </style:style>
    <style:style style:name="P23" style:family="paragraph" style:parent-style-name="Standard">
      <style:text-properties fo:font-weight="normal" officeooo:rsid="00238416" officeooo:paragraph-rsid="00238416" style:font-weight-asian="normal" style:font-weight-complex="normal"/>
    </style:style>
    <style:style style:name="P24" style:family="paragraph" style:parent-style-name="Standard">
      <style:text-properties fo:font-weight="normal" officeooo:rsid="002540a2" officeooo:paragraph-rsid="002540a2" style:font-weight-asian="normal" style:font-weight-complex="normal"/>
    </style:style>
    <style:style style:name="P25" style:family="paragraph" style:parent-style-name="Standard">
      <style:text-properties fo:font-weight="normal" officeooo:paragraph-rsid="002540a2" style:font-weight-asian="normal" style:font-weight-complex="normal"/>
    </style:style>
    <style:style style:name="P26" style:family="paragraph" style:parent-style-name="Standard">
      <style:text-properties fo:font-weight="normal" officeooo:rsid="00257d13" officeooo:paragraph-rsid="00257d13" style:font-weight-asian="normal" style:font-weight-complex="normal"/>
    </style:style>
    <style:style style:name="P27" style:family="paragraph" style:parent-style-name="Standard">
      <style:text-properties officeooo:rsid="002540a2" officeooo:paragraph-rsid="002540a2"/>
    </style:style>
    <style:style style:name="P28" style:family="paragraph" style:parent-style-name="Standard">
      <style:text-properties fo:font-weight="bold" officeooo:rsid="002540a2" officeooo:paragraph-rsid="002540a2" style:font-weight-asian="bold" style:font-weight-complex="bold"/>
    </style:style>
    <style:style style:name="P29" style:family="paragraph" style:parent-style-name="Standard">
      <style:text-properties fo:font-weight="bold" officeooo:rsid="00257d13" officeooo:paragraph-rsid="00257d13" style:font-weight-asian="bold" style:font-weight-complex="bold"/>
    </style:style>
    <style:style style:name="P30" style:family="paragraph" style:parent-style-name="Standard">
      <style:text-properties officeooo:paragraph-rsid="002540a2"/>
    </style:style>
    <style:style style:name="T1" style:family="text">
      <style:text-properties officeooo:rsid="00158937"/>
    </style:style>
    <style:style style:name="T2" style:family="text">
      <style:text-properties officeooo:rsid="00163fda"/>
    </style:style>
    <style:style style:name="T3" style:family="text">
      <style:text-properties officeooo:rsid="0017066a"/>
    </style:style>
    <style:style style:name="T4" style:family="text">
      <style:text-properties officeooo:rsid="0017ed23"/>
    </style:style>
    <style:style style:name="T5" style:family="text">
      <style:text-properties officeooo:rsid="00191d8a"/>
    </style:style>
    <style:style style:name="T6" style:family="text">
      <style:text-properties fo:font-weight="bold" style:font-weight-asian="bold" style:font-weight-complex="bold"/>
    </style:style>
    <style:style style:name="T7" style:family="text">
      <style:text-properties fo:font-weight="bold" officeooo:rsid="002540a2" style:font-weight-asian="bold" style:font-weight-complex="bold"/>
    </style:style>
    <style:style style:name="T8" style:family="text">
      <style:text-properties style:font-name="Ubuntu"/>
    </style:style>
    <style:style style:name="T9" style:family="text">
      <style:text-properties style:font-name="Ubuntu" fo:font-weight="normal" style:font-weight-asian="normal" style:font-weight-complex="normal"/>
    </style:style>
    <style:style style:name="T10" style:family="text">
      <style:text-properties style:font-name="Ubuntu" fo:font-weight="normal" officeooo:rsid="001af24f" style:font-weight-asian="normal" style:font-weight-complex="normal"/>
    </style:style>
    <style:style style:name="T11" style:family="text">
      <style:text-properties style:font-name="Ubuntu" fo:font-weight="normal" officeooo:rsid="001b01a7" style:font-weight-asian="normal" style:font-weight-complex="normal"/>
    </style:style>
    <style:style style:name="T12" style:family="text">
      <style:text-properties style:font-name="Ubuntu" fo:font-weight="normal" officeooo:rsid="001d7917" style:font-weight-asian="normal" style:font-weight-complex="normal"/>
    </style:style>
    <style:style style:name="T13" style:family="text">
      <style:text-properties style:font-name="Ubuntu" fo:font-weight="normal" officeooo:rsid="001f12d3" style:font-weight-asian="normal" style:font-weight-complex="normal"/>
    </style:style>
    <style:style style:name="T14" style:family="text">
      <style:text-properties style:font-name="Ubuntu" fo:font-weight="normal" officeooo:rsid="002002a2" style:font-weight-asian="normal" style:font-weight-complex="normal"/>
    </style:style>
    <style:style style:name="T15" style:family="text">
      <style:text-properties style:font-name="Ubuntu" fo:font-weight="normal" officeooo:rsid="0020439b" style:font-weight-asian="normal" style:font-weight-complex="normal"/>
    </style:style>
    <style:style style:name="T16" style:family="text">
      <style:text-properties style:font-name="Ubuntu" fo:font-weight="normal" officeooo:rsid="00221493" style:font-weight-asian="normal" style:font-weight-complex="normal"/>
    </style:style>
    <style:style style:name="T17" style:family="text">
      <style:text-properties style:font-name="Ubuntu" fo:font-weight="normal" officeooo:rsid="00238416" style:font-weight-asian="normal" style:font-weight-complex="normal"/>
    </style:style>
    <style:style style:name="T18" style:family="text">
      <style:text-properties style:font-name="Ubuntu" fo:font-weight="normal" officeooo:rsid="002540a2" style:font-weight-asian="normal" style:font-weight-complex="normal"/>
    </style:style>
    <style:style style:name="T19" style:family="text">
      <style:text-properties style:font-name="Ubuntu" fo:font-weight="bold" style:font-weight-asian="bold" style:font-weight-complex="bold"/>
    </style:style>
    <style:style style:name="T20" style:family="text">
      <style:text-properties style:font-name="Ubuntu" fo:font-weight="bold" officeooo:rsid="001af24f" style:font-weight-asian="bold" style:font-weight-complex="bold"/>
    </style:style>
    <style:style style:name="T21" style:family="text">
      <style:text-properties style:font-name="Ubuntu" fo:font-weight="bold" officeooo:rsid="001d7917" style:font-weight-asian="bold" style:font-weight-complex="bold"/>
    </style:style>
    <style:style style:name="T22" style:family="text">
      <style:text-properties style:font-name="Ubuntu" fo:font-weight="bold" officeooo:rsid="001f12d3" style:font-weight-asian="bold" style:font-weight-complex="bold"/>
    </style:style>
    <style:style style:name="T23" style:family="text">
      <style:text-properties style:font-name="Ubuntu" fo:font-weight="bold" officeooo:rsid="0020439b" style:font-weight-asian="bold" style:font-weight-complex="bold"/>
    </style:style>
    <style:style style:name="T24" style:family="text">
      <style:text-properties style:font-name="Ubuntu" fo:font-weight="bold" officeooo:rsid="00221493" style:font-weight-asian="bold" style:font-weight-complex="bold"/>
    </style:style>
    <style:style style:name="T25" style:family="text">
      <style:text-properties style:font-name="Ubuntu" fo:font-weight="bold" officeooo:rsid="00238416" style:font-weight-asian="bold" style:font-weight-complex="bold"/>
    </style:style>
    <style:style style:name="T26" style:family="text">
      <style:text-properties style:font-name="Ubuntu" fo:font-weight="bold" officeooo:rsid="002540a2" style:font-weight-asian="bold" style:font-weight-complex="bold"/>
    </style:style>
    <style:style style:name="T27" style:family="text">
      <style:text-properties style:font-name="Ubuntu" fo:font-weight="bold" officeooo:rsid="0017ed23" style:font-weight-asian="bold" style:font-weight-complex="bold"/>
    </style:style>
    <style:style style:name="T28" style:family="text">
      <style:text-properties style:font-name="Ubuntu" fo:font-style="normal" fo:font-weight="bold" style:font-style-asian="normal" style:font-weight-asian="bold" style:font-style-complex="normal" style:font-weight-complex="bold"/>
    </style:style>
    <style:style style:name="T29" style:family="text">
      <style:text-properties style:font-name="Ubuntu" fo:font-style="normal" fo:font-weight="bold" officeooo:rsid="00238416" style:font-style-asian="normal" style:font-weight-asian="bold" style:font-style-complex="normal" style:font-weight-complex="bold"/>
    </style:style>
    <style:style style:name="T30" style:family="text">
      <style:text-properties style:font-name="Ubuntu" fo:font-style="normal" style:font-style-asian="normal" style:font-style-complex="normal"/>
    </style:style>
    <style:style style:name="T31" style:family="text">
      <style:text-properties style:font-name="Ubuntu" officeooo:rsid="002540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ueba técnica Factoría F5 </text:p>
      <text:p text:style-name="P7"><text:span text:style-name="T1">Ricard</text:span><text:span text:style-name="T3">o</text:span><text:span text:style-name="T1"> Beyloc Ros</text:span></text:p>
      <text:p text:style-name="P7"><text:span text:style-name="T2">Prórroga</text:span>: <text:span text:style-name="T2">12 a </text:span>1<text:span text:style-name="T1">7</text:span> de Enero</text:p>
      <text:p text:style-name="P1"/>
      <text:p text:style-name="P5">Circunstancias <text:span text:style-name="T3">de desarrollo</text:span></text:p>
      <text:p text:style-name="P1"/>
      <text:p text:style-name="P1"><text:span text:style-name="T1">Como ya les comenté en el correo </text:span><text:span text:style-name="T2">del 3 de Enero, </text:span><text:span text:style-name="T1">estuve realizando trabajos y estudiando para exámenes </text:span><text:span text:style-name="T2">de la UOC </text:span><text:span text:style-name="T1">hasta el pasado domingo 9 de enero, </text:span><text:span text:style-name="T2">lo que me imposibilitó realizar la prueba en el período indicado.</text:span></text:p>
      <text:p text:style-name="P1"/>
      <text:p text:style-name="P2">No obstante tuvieron a bien concederme una prórroga el pasado 12 de Enero hasta el lunes 17 del corriente. Las circunstancias que les indico han limitado notablemente la resolución del encargo:</text:p>
      <text:p text:style-name="P2"/>
      <text:list xml:id="list2751618238" text:style-name="L1">
        <text:list-item>
          <text:p text:style-name="P3">Hasta el jueves 13 de Enero no dispuse de la funcionalidad completa del entorno de desarrollo; <text:span text:style-name="T3">por tanto solamente se ha podido desarrollar durante cuatro días y eso se refleja notablemente en el resultado</text:span></text:p>
          <text:p text:style-name="P3"/>
        </text:list-item>
        <text:list-item>
          <text:p text:style-name="P3"><text:span text:style-name="T3">E</text:span>l framework MVC en php que deseaba utilizar era un código heredado y ha presentado problemas de ejecución con el servidor Nginx por lo que he tenido que desestimar su uso sin tiempo de aprender a usar otro framework y, por tanto, he optado por usar php “nativo” sin que se haya conservado la arquitectura MVC deseada; no obstante se ha intentado replicar una modularidad y reparto de responsabilidades en la medida de lo que el tiempo me ha permitido. Algunos de los módulos de php utilizados se han aprovechado parcialmente y requieren refactorizaciones.</text:p>
          <text:p text:style-name="P3"/>
        </text:list-item>
        <text:list-item>
          <text:p text:style-name="P8"><text:span text:style-name="T1">Del objetivo de d</text:span>esarrollar una aplicación web <text:span text:style-name="T1">para</text:span> gestionar “mis imágenes favoritas” <text:span text:style-name="T1">solamente se ha dispuesto de tiempo material </text:span><text:span text:style-name="T2">para desarrollar “satisfactoriamente” la historia de usuario: C</text:span>omo usuario será necesario poder ver una lista de mis imágenes (imagen y un título). <text:span text:style-name="T2">Se ha podido implementar a medias la historia de usuario: Como usuario será necesario poder eliminar una im</text:span><text:span text:style-name="T1">a</text:span><text:span text:style-name="T2">gen. No se ha dispuesto de tiempo material para el resto.</text:span></text:p>
        </text:list-item>
      </text:list>
      <text:p text:style-name="P4"/>
      <text:p text:style-name="P6">Arquitectura adoptada</text:p>
      <text:p text:style-name="P6"/>
      <text:p text:style-name="P9"><text:span text:style-name="T6">El entorno de desarrollo</text:span> <text:span text:style-name="T4">es una máquina virtual Ubuntu 20.04.2 LTS desplegada en Oracle VM Virtualbox; la intención era poder compartir o replicar dicha máquina virtual para demostración si fuera necesario.</text:span></text:p>
      <text:p text:style-name="P9"/>
      <text:p text:style-name="P10"><text:bookmark-start text:name="__DdeLink__2_1714888222"/>Sobre la misma se instaló un <text:span text:style-name="T6">servidor web NGINX enlazado con el interpretador PHP 7.4.3; asimismo se instaló un servidor MySQL</text:span><text:bookmark-end text:name="__DdeLink__2_1714888222"/><text:span text:style-name="T6"> </text:span><text:span text:style-name="T7">8.0.27 </text:span>en la misma máquina para dar servicio a la aplicación. El hecho de haber optado por servidores y versiones actuales de software puede haber afectado negativamente a la esperada funcionalidad del framework php MVC que se deseaba reutilizar y se ha tenido que renunciar a éste sin tiempo para sustituir-lo por otro, como hubiese sido necesario (el servidor original en el que se desplegó el framework, si mal no recuerdo, era PHP 5 + Apache). Sin duda un error de apreciación.</text:p>
      <text:p text:style-name="P10"/>
      <text:p text:style-name="P10">La gestión de la base de datos se ha realizado mediante <text:span text:style-name="T6">Workbench </text:span>instalado en la misma máquina; se deseaba utilizar Visual Studio Code para el desarrollo, por su actualidad, pero, al no tener-se experiencia previa en el mismo y disponerse de poco <text:soft-page-break/>margen de tiempo, se optó por instalar <text:span text:style-name="T6">Netbeans </text:span>en su lugar. La sincroniz<text:span text:style-name="T5">ación </text:span>de éste IDE con GitHub tampoco ha sido satisfact<text:span text:style-name="T5">oria; no se ha podido llevar a cabo una política de pulls al no haber podido establecer la conexión remota por lo que se ha optado por hacer el volcado de código de una vez al repositorio remoto y mientras se ha usado un repositorio local para realizar los commit.</text:span></text:p>
      <text:p text:style-name="P10"/>
      <text:p text:style-name="P12">Se ruega se valore de forma benevolente lo desarrollado atendiendo a las limitaciones comentadas teniendo en cuenta que no refleja al 100% la idiosincrasia de desarrollo habitual del autor. </text:p>
      <text:p text:style-name="P10"/>
      <text:p text:style-name="P14"><text:span text:style-name="T20">La arquitectura del código</text:span><text:span text:style-name="T10">, dista, pues, de la que se quería adoptar; la deseada era un MVC implementando una sola vista que mostrara las imágenes en la que pudiesen llevar-se a cabo las operaciones de insertar nueva imagen, modificar o eliminar sobre ventanas modales </text:span><text:span text:style-name="T11">que ofreciesen los formularios correspondientes y gestionaran las acciones por AJAX sobre controladores que instanciarán las clases modelos que se requiriese. .</text:span></text:p>
      <text:p text:style-name="P14"><text:span text:style-name="T11"/></text:p>
      <text:p text:style-name="P15"><text:span text:style-name="T9">De este deseo ha quedado un resultado parcial; se ha implementado una vista única en index.php que se ha particionado modularmente por secciones importadas mediante includes o requires (según procediera); las secciones de códigos de configuración y ejecución de secciones comunes se han importado mediante requires.</text:span></text:p>
      <text:p text:style-name="P15"><text:span text:style-name="T9"/></text:p>
      <text:p text:style-name="P16"><text:span text:style-name="T9">La aplicación no es multi-usuario y no implementa gestión de perfiles de usuario; no obstante se ha preparado la base de datos para una eventual ampliación de funcionalidad a multi-usuario y se ha implementado un usuario “referencial” único en la tabla de usuarios de la base. </text:span></text:p>
      <text:p text:style-name="P16"><text:span text:style-name="T9"/></text:p>
      <text:p text:style-name="P16"><text:span text:style-name="T9">Se ha asignado 1 al id de este usuario y se ha implementado “hardcoded” en algunos de los archivos php (modelos, etc.) para la recuperación de las imágenes a la vista. Todas las imágenes de la </text:span><text:span text:style-name="T19">base de datos </text:span><text:span text:style-name="T9">se han referenciado a este usuario. La base se limita, pues, a las tablas de usuarios y imágenes (relacionados los registros de esta última mediante una foreign key con la primera). </text:span></text:p>
      <text:p text:style-name="P15"><text:span text:style-name="T9"/></text:p>
      <text:p text:style-name="P17"><text:span text:style-name="T19">La vista del listado de imágenes</text:span><text:span text:style-name="T9"> se ha construido usando </text:span><text:span text:style-name="T19">bootstrap 4</text:span><text:span text:style-name="T9"> </text:span><text:span text:style-name="T12">reaprovechando y adaptando bloques de estructuras html ya utilizadas anteriormente con buenos resultados; se ha implementado una gestión de paginación visualmente atractiva basada en el </text:span><text:span text:style-name="T21">plugin cPager</text:span><text:span text:style-name="T12">; asimismo se ha incorporado una funcionalidad de zoom sobre las imágenes basado en el </text:span><text:span text:style-name="T21">plugin zoomImg; </text:span><text:span text:style-name="T12">ambos proporcionan una buena experiencia de usuario para este tipo de vistas.</text:span></text:p>
      <text:p text:style-name="P17"><text:span text:style-name="T12"/></text:p>
      <text:p text:style-name="P18"><text:span text:style-name="T12">E</text:span><text:span text:style-name="T9">n lo posible las librerías y plugins se han cargado con enlaces remotos limitando a algunos plugins su carga desde carpetas locales. </text:span><text:span text:style-name="T13">Entre otras librerías se ha cargado </text:span><text:span text:style-name="T22">jQuery para la gestión de las peticiones por Ajax</text:span><text:span text:style-name="T13"> y las dependencias de Bootstrap. </text:span></text:p>
      <text:p text:style-name="P10"/>
      <text:p text:style-name="P19"><text:span text:style-name="T14">No ha sido posible documentar el código por falta de tiempo por lo que se procederá a dar <text:s/>una explicación sucinta de las principales estructuras que lo componen.</text:span></text:p>
      <text:p text:style-name="P19"><text:span text:style-name="T14"/></text:p>
      <text:p text:style-name="P20"><text:span text:style-name="T14">E</text:span><text:span text:style-name="T9">n la raíz del proyecto encontraremos la matriz de la vista única en </text:span><text:span text:style-name="T19">index.php</text:span><text:span text:style-name="T9">; éta hace un include de </text:span><text:span text:style-name="T19">starter.php</text:span><text:span text:style-name="T9">, sito también en la raíz, donde se incluye una parametrización básica y la llamada a uno de los componentes de la aplicación (sito en la carpeta app), </text:span><text:span text:style-name="T19">launcher.php</text:span><text:span text:style-name="T9">. Éste realiza otras parametrizaciones en base a las ya cargadas y carga por require a sus compañeros de la carpeta de aplicación (</text:span><text:span text:style-name="T19">Config.php y Database.php</text:span><text:span text:style-name="T9">).</text:span></text:p>
      <text:p text:style-name="P20"><text:span text:style-name="T9"/></text:p>
      <text:p text:style-name="P20"><text:soft-page-break/><text:span text:style-name="T9">Estos dos permiten configurar los parámetros de conexión a la base de datos e importar la clase que servirá para instanciar una conexión mysqli a la misma (parte de este código es legacy y está sin refactorizar pudiendo sobrar líneas de código). La conexión se instancia en launcher.php y queda disponible en la vista única index.php. </text:span></text:p>
      <text:p text:style-name="P11"/>
      <text:p text:style-name="P21"><text:span text:style-name="T15">Volviendo a </text:span><text:span text:style-name="T23">index.php</text:span><text:span text:style-name="T15">, </text:span><text:span text:style-name="T16">tras instanciar-se la base de datos se utiliza ésta para instanciar el model de la carpeta models (</text:span><text:span text:style-name="T24">imagenesModel.php</text:span><text:span text:style-name="T16">) que usaremos para modelizar la tabla de imágenes de la base de datos. De este modelo se extrae el listado de id, título y nombre de archivo de las imágenes del usuario por defecto (1). </text:span></text:p>
      <text:p text:style-name="P21"><text:span text:style-name="T16"/></text:p>
      <text:p text:style-name="P22"><text:span text:style-name="T9">A partir de aquí se monta la vista propiamente mediante varios includes procedentes de las carpetas views/index y views/layout/default; en </text:span><text:span text:style-name="T19">views/layout/default</text:span><text:span text:style-name="T9"> <text:s/>se han incluido </text:span><text:span text:style-name="T19">secciones “comunes” reutilizables como el head, el header, el footer y los scripts cargados tras el footer</text:span><text:span text:style-name="T9">. No se ha podido trabajar lo suficiente la maquetación de header y footer; </text:span><text:span text:style-name="T19">en el header hay un botón no funcional que habia de servir para llamar a una modal con el formulario para cargar nuevas imàgenes. </text:span><text:span text:style-name="T9">El footer limita su funcionalidad a un link para regresar al inicio de la página (se deseaba que éste footer fuera sticky pero no se ha llegado a implementar).</text:span></text:p>
      <text:p text:style-name="P22"><text:span text:style-name="T9"/></text:p>
      <text:p text:style-name="P22"><text:span text:style-name="T9">En la carpeta </text:span><text:span text:style-name="T19">views/index</text:span><text:span text:style-name="T9"> hallaremos el código principal de construcción del listado y su paginación. Se ha </text:span><text:span text:style-name="T17">externalizado las funcionalidades javascript del botón de eliminación de imágenes en un archivo aparte que se halla en </text:span><text:span text:style-name="T25">public/js/imgDeleteScripts.php</text:span><text:span text:style-name="T17">; las llamada de dicha acción Ajax de borrado sí se atiende en un controlador específico de la carpeta controllers denominado </text:span><text:span text:style-name="T25">imgDelete.php</text:span><text:span text:style-name="T17">; éste gestiona la petición de eliminació nde una imagen (cuyo id recibe por post) y, mediante instancia del modelo imagenesModel hace uso de su método de borrado para eliminar el registro de la base de datos. El propio controlador gestiona el borrado físico de la imagen de la carpeta de imágenes del usuario </text:span><text:span text:style-name="T29">public/img/1.</text:span></text:p>
      <text:p text:style-name="P22"><text:span text:style-name="T29"/></text:p>
      <text:p text:style-name="P23"><text:span text:style-name="T30">Los diálogos con el usuario se efectúan mediante modales gestionadas por el plugin </text:span><text:span text:style-name="T28">modalDeploy. </text:span><text:span text:style-name="T30">En la carpeta</text:span><text:span text:style-name="T28"> public </text:span><text:span text:style-name="T30">hallaremos la carpeta de plugins, de css (reaprovechados y parcialmente adaptados) y las citadas de js y img. En la raíz del proyecto hallaremos un archivo </text:span><text:span text:style-name="T28">Dump de la base de datos</text:span><text:span text:style-name="T30">. Los datos de la conexión están en el mencionado </text:span><text:span text:style-name="T28">/app/Config.php </text:span><text:span text:style-name="T30">siendo fácil su edición.</text:span></text:p>
      <text:p text:style-name="P23"><text:span text:style-name="T30"/></text:p>
      <text:p text:style-name="P24"><text:span text:style-name="T30">Toda vez que se implementaran las funcionalidades de edición y subida de nuevas imágenes se podría proceder a </text:span><text:span text:style-name="T28">refactorizar</text:span><text:span text:style-name="T30"> el proyecto en un framework MVC adecuado siendo </text:span><text:span text:style-name="T28">reaprovechable gran parte de lo desarrollado por su gran modularidad</text:span><text:span text:style-name="T30">.</text:span></text:p>
      <text:p text:style-name="P22"><text:span text:style-name="T9"/></text:p>
      <text:p text:style-name="P28"><text:span text:style-name="T8">Instalación y ejecución</text:span></text:p>
      <text:p text:style-name="P28"><text:span text:style-name="T8"/></text:p>
      <text:p text:style-name="P26"><text:span text:style-name="T8">Repositorio:</text:span></text:p>
      <text:p text:style-name="P29"><text:span text:style-name="T8">https://github.com/RicardBeyloc/imagenes</text:span></text:p>
      <text:p text:style-name="P27"><text:span text:style-name="T9"/></text:p>
      <text:p text:style-name="P13">Una vez más mencionar el entorno sobre el que se ha probado la aplicación como descripción de los prerequisitos funcionales de la misma:</text:p>
      <text:p text:style-name="P13"/>
      <text:p text:style-name="P30"><text:span text:style-name="T18">S</text:span><text:span text:style-name="T27">ervidor web NGINX </text:span><text:span text:style-name="T26">o equivalente</text:span></text:p>
      <text:p text:style-name="P30"><text:span text:style-name="T26">I</text:span><text:span text:style-name="T27">nterpretador PHP 7.4.3</text:span></text:p>
      <text:p text:style-name="P30"><text:span text:style-name="T27">MySQL </text:span><text:span text:style-name="T26">8.0.27</text:span></text:p>
      <text:p text:style-name="P30"><text:span text:style-name="T26"/></text:p>
      <text:p text:style-name="P25"><text:span text:style-name="T31">Éstos se han probado en una máquina virtual Ubuntu 20.04.2 LTS en Virtualbox.</text:span></text:p>
      <text:p text:style-name="P25"><text:soft-page-break/><text:span text:style-name="T31"/></text:p>
      <text:p text:style-name="P24"><text:span text:style-name="T8">El despliegue se ha hecho en una subcarpeta “imagenes” de la carpeta donde se ejecuta NGINX por defecto </text:span><text:span text:style-name="T28">var/www/html/imagenes</text:span><text:span text:style-name="T30">. </text:span></text:p>
      <text:p text:style-name="P26"><text:span text:style-name="T30">La base de datos utiliza un usuario de nombre “ricard” con el password “admin” (ver appConfig.php); si se usara otro se puede configurar en este archivo. Se ha incluido un Dump de la base de datos con el schema y 15 registros (aque se corresponde a las 15 imágenes de public/img/1 incluidas para tests. El bolcado dump se denomina </text:span><text:span text:style-name="T28">DumpFactoria_F5_Imagenes.sql</text:span><text:span text:style-name="T30">. Se puede ejecutar el mismo en script sql en una aplicación cliente de base de datos MySQL, por ejemplo.</text:span></text:p>
      <text:p text:style-name="P26"><text:span text:style-name="T30"/></text:p>
      <text:p text:style-name="P26"><text:span text:style-name="T30">Los tests se han realizado sobre Firefox como navegador y la URL que debe llamarse es:</text:span></text:p>
      <text:p text:style-name="P29"><text:a xlink:type="simple" xlink:href="http://localhost/imagenes/" text:style-name="Internet_20_link" text:visited-style-name="Visited_20_Internet_20_Link"><text:span text:style-name="T30">http://localhost/imagenes/</text:span></text:a></text:p>
      <text:p text:style-name="P29"><text:span text:style-name="T30"/></text:p>
      <text:p text:style-name="P26"><text:span text:style-name="T30">Se han agregado como colaboradores del repositorio los correos:</text:span></text:p>
      <text:p text:style-name="P26"><text:a xlink:type="simple" xlink:href="mailto:alexandra.delgadoeguez@factoriaf5.org" text:style-name="Internet_20_link" text:visited-style-name="Visited_20_Internet_20_Link"><text:span text:style-name="Strong_20_Emphasis"><text:span text:style-name="T30">alexandra.delgadoeguez@factoriaf5.org</text:span></text:span></text:a></text:p>
      <text:p text:style-name="P26"><text:a xlink:type="simple" xlink:href="mailto:noelia.torres@factoriaf5.org" text:style-name="Internet_20_link" text:visited-style-name="Visited_20_Internet_20_Link"><text:span text:style-name="Strong_20_Emphasis"><text:span text:style-name="T30">noelia.torres@factoriaf5.org</text:span></text:span></text:a></text:p>
      <text:p text:style-name="P26"><text:span text:style-name="Strong_20_Emphasis"><text:span text:style-name="T30"/></text:span></text:p>
      <text:p text:style-name="P26"><text:span text:style-name="Strong_20_Emphasis"><text:span text:style-name="T30"/></text:span></text:p>
      <text:p text:style-name="P25"><text:span text:style-name="T31"/></text:p>
      <text:p text:style-name="P25"><text:span text:style-name="T3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6T13:36:28.512486705</meta:creation-date>
    <dc:date>2022-01-16T17:21:50.519881013</dc:date>
    <meta:editing-duration>PT58M34S</meta:editing-duration>
    <meta:editing-cycles>6</meta:editing-cycles>
    <meta:generator>LibreOffice/6.4.7.2$Linux_X86_64 LibreOffice_project/40$Build-2</meta:generator>
    <meta:document-statistic meta:table-count="0" meta:image-count="0" meta:object-count="0" meta:page-count="4" meta:paragraph-count="45" meta:word-count="1612" meta:character-count="9931" meta:non-whitespace-character-count="8357"/>
  </office:meta>
</office:document-meta>
</file>